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2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CC-BY-SA 4.0 <text:s/>20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FORKSAND TERES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 (EUR)</text:p>
          </table:table-cell>
          <table:table-cell table:style-name="ce2" office:value-type="string" calcext:value-type="string">
            <text:p>for all of em? (EUR)</text:p>
          </table:table-cell>
          <table:table-cell table:style-name="ce2" office:value-type="string" calcext:value-type="string">
            <text:p>Cost (USD$$)</text:p>
          </table:table-cell>
          <table:table-cell table:style-name="ce2" office:value-type="string" calcext:value-type="string">
            <text:p>Cost total (USD)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ERES-006-Keybo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style-name="ce4" table:formula="of:=[.D6]*[.B6]" office:value-type="currency" office:currency="USD" office:value="25" calcext:value-type="currency">
            <text:p>$25.00</text:p>
          </table:table-cell>
          <table:table-cell table:style-name="ce4" table:formula="of:=[.D6]*1.24" office:value-type="currency" office:currency="USD" office:value="31" calcext:value-type="currency">
            <text:p>$31.00</text:p>
          </table:table-cell>
          <table:table-cell table:style-name="ce4" table:formula="of:=[.F6]*[.B6]" office:value-type="currency" office:currency="USD" office:value="31" calcext:value-type="currency">
            <text:p>$3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1-A64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" calcext:value-type="currency">
            <text:p>$80.00</text:p>
          </table:table-cell>
          <table:table-cell table:style-name="ce4" table:formula="of:=[.D7]*[.B7]" office:value-type="currency" office:currency="USD" office:value="80" calcext:value-type="currency">
            <text:p>$80.00</text:p>
          </table:table-cell>
          <table:table-cell table:style-name="ce4" table:formula="of:=[.D7]*1.24" office:value-type="currency" office:currency="USD" office:value="99.2" calcext:value-type="currency">
            <text:p>$99.20</text:p>
          </table:table-cell>
          <table:table-cell table:style-name="ce4" table:formula="of:=[.F7]*[.B7]" office:value-type="currency" office:currency="USD" office:value="99.2" calcext:value-type="currency">
            <text:p>$99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2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table:style-name="ce4" table:formula="of:=[.D8]*[.B8]" office:value-type="currency" office:currency="USD" office:value="3" calcext:value-type="currency">
            <text:p>$3.00</text:p>
          </table:table-cell>
          <table:table-cell table:style-name="ce4" table:formula="of:=[.D8]*1.24" office:value-type="currency" office:currency="USD" office:value="3.72" calcext:value-type="currency">
            <text:p>$3.72</text:p>
          </table:table-cell>
          <table:table-cell table:style-name="ce4" table:formula="of:=[.F8]*[.B8]" office:value-type="currency" office:currency="USD" office:value="3.72" calcext:value-type="currency">
            <text:p>$3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9]*[.B9]" office:value-type="currency" office:currency="USD" office:value="2" calcext:value-type="currency">
            <text:p>$2.00</text:p>
          </table:table-cell>
          <table:table-cell table:style-name="ce4" table:formula="of:=[.D9]*1.24" office:value-type="currency" office:currency="USD" office:value="2.48" calcext:value-type="currency">
            <text:p>$2.48</text:p>
          </table:table-cell>
          <table:table-cell table:style-name="ce4" table:formula="of:=[.F9]*[.B9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4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0]*[.B10]" office:value-type="currency" office:currency="USD" office:value="1" calcext:value-type="currency">
            <text:p>$1.00</text:p>
          </table:table-cell>
          <table:table-cell table:style-name="ce4" table:formula="of:=[.D10]*1.24" office:value-type="currency" office:currency="USD" office:value="1.24" calcext:value-type="currency">
            <text:p>$1.24</text:p>
          </table:table-cell>
          <table:table-cell table:style-name="ce4" table:formula="of:=[.F10]*[.B1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5-KEYBO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11]*[.B11]" office:value-type="currency" office:currency="USD" office:value="6" calcext:value-type="currency">
            <text:p>$6.00</text:p>
          </table:table-cell>
          <table:table-cell table:style-name="ce4" table:formula="of:=[.D11]*1.24" office:value-type="currency" office:currency="USD" office:value="7.44" calcext:value-type="currency">
            <text:p>$7.44</text:p>
          </table:table-cell>
          <table:table-cell table:style-name="ce4" table:formula="of:=[.F11]*[.B11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09-Pwr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2]*[.B12]" office:value-type="currency" office:currency="USD" office:value="1" calcext:value-type="currency">
            <text:p>$1.00</text:p>
          </table:table-cell>
          <table:table-cell table:style-name="ce4" table:formula="of:=[.D12]*1.24" office:value-type="currency" office:currency="USD" office:value="1.24" calcext:value-type="currency">
            <text:p>$1.24</text:p>
          </table:table-cell>
          <table:table-cell table:style-name="ce4" table:formula="of:=[.F12]*[.B1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0-Touch-Bt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3]*[.B13]" office:value-type="currency" office:currency="USD" office:value="1" calcext:value-type="currency">
            <text:p>$1.00</text:p>
          </table:table-cell>
          <table:table-cell table:style-name="ce4" table:formula="of:=[.D13]*1.24" office:value-type="currency" office:currency="USD" office:value="1.24" calcext:value-type="currency">
            <text:p>$1.24</text:p>
          </table:table-cell>
          <table:table-cell table:style-name="ce4" table:formula="of:=[.F13]*[.B1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1-Spkr-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table:style-name="ce4" table:formula="of:=[.D14]*[.B14]" office:value-type="currency" office:currency="USD" office:value="2.5" calcext:value-type="currency">
            <text:p>$2.50</text:p>
          </table:table-cell>
          <table:table-cell table:style-name="ce4" table:formula="of:=[.D14]*1.24" office:value-type="currency" office:currency="USD" office:value="3.1" calcext:value-type="currency">
            <text:p>$3.10</text:p>
          </table:table-cell>
          <table:table-cell table:style-name="ce4" table:formula="of:=[.F14]*[.B14]" office:value-type="currency" office:currency="USD" office:value="3.1" calcext:value-type="currency">
            <text:p>$3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2-Spkr-R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5]*[.B15]" office:value-type="currency" office:currency="USD" office:value="1" calcext:value-type="currency">
            <text:p>$1.00</text:p>
          </table:table-cell>
          <table:table-cell table:style-name="ce4" table:formula="of:=[.D15]*1.24" office:value-type="currency" office:currency="USD" office:value="1.24" calcext:value-type="currency">
            <text:p>$1.24</text:p>
          </table:table-cell>
          <table:table-cell table:style-name="ce4" table:formula="of:=[.F15]*[.B15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3-LED-pi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6]*[.B16]" office:value-type="currency" office:currency="USD" office:value="1" calcext:value-type="currency">
            <text:p>$1.00</text:p>
          </table:table-cell>
          <table:table-cell table:style-name="ce4" table:formula="of:=[.D16]*1.24" office:value-type="currency" office:currency="USD" office:value="1.24" calcext:value-type="currency">
            <text:p>$1.24</text:p>
          </table:table-cell>
          <table:table-cell table:style-name="ce4" table:formula="of:=[.F16]*[.B16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4-Screw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7]*[.B17]" office:value-type="currency" office:currency="USD" office:value="4" calcext:value-type="currency">
            <text:p>$4.00</text:p>
          </table:table-cell>
          <table:table-cell table:style-name="ce4" table:formula="of:=[.D17]*1.24" office:value-type="currency" office:currency="USD" office:value="4.96" calcext:value-type="currency">
            <text:p>$4.96</text:p>
          </table:table-cell>
          <table:table-cell table:style-name="ce4" table:formula="of:=[.F17]*[.B17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5-LCD11.6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" calcext:value-type="currency">
            <text:p>$40.00</text:p>
          </table:table-cell>
          <table:table-cell table:style-name="ce4" table:formula="of:=[.D18]*[.B18]" office:value-type="currency" office:currency="USD" office:value="40" calcext:value-type="currency">
            <text:p>$40.00</text:p>
          </table:table-cell>
          <table:table-cell table:style-name="ce4" table:formula="of:=[.D18]*1.24" office:value-type="currency" office:currency="USD" office:value="49.6" calcext:value-type="currency">
            <text:p>$49.60</text:p>
          </table:table-cell>
          <table:table-cell table:style-name="ce4" table:formula="of:=[.F18]*[.B18]" office:value-type="currency" office:currency="USD" office:value="49.6" calcext:value-type="currency">
            <text:p>$49.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6-Hinge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9]*[.B19]" office:value-type="currency" office:currency="USD" office:value="4" calcext:value-type="currency">
            <text:p>$4.00</text:p>
          </table:table-cell>
          <table:table-cell table:style-name="ce4" table:formula="of:=[.D19]*1.24" office:value-type="currency" office:currency="USD" office:value="4.96" calcext:value-type="currency">
            <text:p>$4.96</text:p>
          </table:table-cell>
          <table:table-cell table:style-name="ce4" table:formula="of:=[.F19]*[.B19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7-Mat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style-name="ce4" table:formula="of:=[.D20]*[.B20]" office:value-type="currency" office:currency="USD" office:value="1.5" calcext:value-type="currency">
            <text:p>$1.50</text:p>
          </table:table-cell>
          <table:table-cell table:style-name="ce4" table:formula="of:=[.D20]*1.24" office:value-type="currency" office:currency="USD" office:value="1.86" calcext:value-type="currency">
            <text:p>$1.86</text:p>
          </table:table-cell>
          <table:table-cell table:style-name="ce4" table:formula="of:=[.F20]*[.B20]" office:value-type="currency" office:currency="USD" office:value="1.86" calcext:value-type="currency">
            <text:p>$1.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8-Mag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1]*[.B21]" office:value-type="currency" office:currency="USD" office:value="1" calcext:value-type="currency">
            <text:p>$1.00</text:p>
          </table:table-cell>
          <table:table-cell table:style-name="ce4" table:formula="of:=[.D21]*1.24" office:value-type="currency" office:currency="USD" office:value="1.24" calcext:value-type="currency">
            <text:p>$1.24</text:p>
          </table:table-cell>
          <table:table-cell table:style-name="ce4" table:formula="of:=[.F21]*[.B2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9-Cam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22]*[.B22]" office:value-type="currency" office:currency="USD" office:value="5" calcext:value-type="currency">
            <text:p>$5.00</text:p>
          </table:table-cell>
          <table:table-cell table:style-name="ce4" table:formula="of:=[.D22]*1.24" office:value-type="currency" office:currency="USD" office:value="6.2" calcext:value-type="currency">
            <text:p>$6.20</text:p>
          </table:table-cell>
          <table:table-cell table:style-name="ce4" table:formula="of:=[.F22]*[.B22]" office:value-type="currency" office:currency="USD" office:value="6.2" calcext:value-type="currency">
            <text:p>$6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0-Camera-L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3]*[.B23]" office:value-type="currency" office:currency="USD" office:value="1" calcext:value-type="currency">
            <text:p>$1.00</text:p>
          </table:table-cell>
          <table:table-cell table:style-name="ce4" table:formula="of:=[.D23]*1.24" office:value-type="currency" office:currency="USD" office:value="1.24" calcext:value-type="currency">
            <text:p>$1.24</text:p>
          </table:table-cell>
          <table:table-cell table:style-name="ce4" table:formula="of:=[.F23]*[.B2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2-Touch-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4]*[.B24]" office:value-type="currency" office:currency="USD" office:value="2" calcext:value-type="currency">
            <text:p>$2.00</text:p>
          </table:table-cell>
          <table:table-cell table:style-name="ce4" table:formula="of:=[.D24]*1.24" office:value-type="currency" office:currency="USD" office:value="2.48" calcext:value-type="currency">
            <text:p>$2.48</text:p>
          </table:table-cell>
          <table:table-cell table:style-name="ce4" table:formula="of:=[.F24]*[.B24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5]*[.B25]" office:value-type="currency" office:currency="USD" office:value="6" calcext:value-type="currency">
            <text:p>$6.00</text:p>
          </table:table-cell>
          <table:table-cell table:style-name="ce4" table:formula="of:=[.D25]*1.24" office:value-type="currency" office:currency="USD" office:value="7.44" calcext:value-type="currency">
            <text:p>$7.44</text:p>
          </table:table-cell>
          <table:table-cell table:style-name="ce4" table:formula="of:=[.F25]*[.B25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4-LiPo-9500mA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4" table:formula="of:=[.D26]*[.B26]" office:value-type="currency" office:currency="USD" office:value="18" calcext:value-type="currency">
            <text:p>$18.00</text:p>
          </table:table-cell>
          <table:table-cell table:style-name="ce4" table:formula="of:=[.D26]*1.24" office:value-type="currency" office:currency="USD" office:value="22.32" calcext:value-type="currency">
            <text:p>$22.32</text:p>
          </table:table-cell>
          <table:table-cell table:style-name="ce4" table:formula="of:=[.F26]*[.B26]" office:value-type="currency" office:currency="USD" office:value="22.32" calcext:value-type="currency">
            <text:p>$22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5-WiFi-Antenn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7]*[.B27]" office:value-type="currency" office:currency="USD" office:value="2" calcext:value-type="currency">
            <text:p>$2.00</text:p>
          </table:table-cell>
          <table:table-cell table:style-name="ce4" table:formula="of:=[.D27]*1.24" office:value-type="currency" office:currency="USD" office:value="2.48" calcext:value-type="currency">
            <text:p>$2.48</text:p>
          </table:table-cell>
          <table:table-cell table:style-name="ce4" table:formula="of:=[.F27]*[.B27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6-LCD-c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8]*[.B28]" office:value-type="currency" office:currency="USD" office:value="6" calcext:value-type="currency">
            <text:p>$6.00</text:p>
          </table:table-cell>
          <table:table-cell table:style-name="ce4" table:formula="of:=[.D28]*1.24" office:value-type="currency" office:currency="USD" office:value="7.44" calcext:value-type="currency">
            <text:p>$7.44</text:p>
          </table:table-cell>
          <table:table-cell table:style-name="ce4" table:formula="of:=[.F28]*[.B28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7-FPC-IO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9]*[.B29]" office:value-type="currency" office:currency="USD" office:value="1" calcext:value-type="currency">
            <text:p>$1.00</text:p>
          </table:table-cell>
          <table:table-cell table:style-name="ce4" table:formula="of:=[.D29]*1.24" office:value-type="currency" office:currency="USD" office:value="1.24" calcext:value-type="currency">
            <text:p>$1.24</text:p>
          </table:table-cell>
          <table:table-cell table:style-name="ce4" table:formula="of:=[.F29]*[.B29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8-FPC-Pwr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0]*[.B30]" office:value-type="currency" office:currency="USD" office:value="1" calcext:value-type="currency">
            <text:p>$1.00</text:p>
          </table:table-cell>
          <table:table-cell table:style-name="ce4" table:formula="of:=[.D30]*1.24" office:value-type="currency" office:currency="USD" office:value="1.24" calcext:value-type="currency">
            <text:p>$1.24</text:p>
          </table:table-cell>
          <table:table-cell table:style-name="ce4" table:formula="of:=[.F30]*[.B3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9-FPC-Touch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1]*[.B31]" office:value-type="currency" office:currency="USD" office:value="1" calcext:value-type="currency">
            <text:p>$1.00</text:p>
          </table:table-cell>
          <table:table-cell table:style-name="ce4" table:formula="of:=[.D31]*1.24" office:value-type="currency" office:currency="USD" office:value="1.24" calcext:value-type="currency">
            <text:p>$1.24</text:p>
          </table:table-cell>
          <table:table-cell table:style-name="ce4" table:formula="of:=[.F31]*[.B3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1-FPC-Kbd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2]*[.B32]" office:value-type="currency" office:currency="USD" office:value="1" calcext:value-type="currency">
            <text:p>$1.00</text:p>
          </table:table-cell>
          <table:table-cell table:style-name="ce4" table:formula="of:=[.D32]*1.24" office:value-type="currency" office:currency="USD" office:value="1.24" calcext:value-type="currency">
            <text:p>$1.24</text:p>
          </table:table-cell>
          <table:table-cell table:style-name="ce4" table:formula="of:=[.F32]*[.B3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2+Power-Adap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4" table:formula="of:=[.D33]*[.B33]" office:value-type="currency" office:currency="USD" office:value="10" calcext:value-type="currency">
            <text:p>$10.00</text:p>
          </table:table-cell>
          <table:table-cell table:style-name="ce4" table:formula="of:=[.D33]*1.24" office:value-type="currency" office:currency="USD" office:value="12.4" calcext:value-type="currency">
            <text:p>$12.40</text:p>
          </table:table-cell>
          <table:table-cell table:style-name="ce4" table:formula="of:=[.F33]*[.B33]" office:value-type="currency" office:currency="USD" office:value="12.4" calcext:value-type="currency">
            <text:p>$12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 Heatset insert 4.8L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/>
          <table:table-cell table:style-name="ce4" table:formula="of:=12.57/100" office:value-type="currency" office:currency="USD" office:value="0.1257" calcext:value-type="currency">
            <text:p>$0.13</text:p>
          </table:table-cell>
          <table:table-cell table:style-name="ce4" table:formula="of:=[.F34]*[.B34]" office:value-type="currency" office:currency="USD" office:value="3.771" calcext:value-type="currency">
            <text:p>$3.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ead-Locking Pan Head Phillips Screws M2 x 0.4 mm Thread, 6 mm Long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/>
          <table:table-cell table:style-name="ce4" table:formula="of:=9.32/25" office:value-type="currency" office:currency="USD" office:value="0.3728" calcext:value-type="currency">
            <text:p>$0.37</text:p>
          </table:table-cell>
          <table:table-cell table:style-name="ce4" table:formula="of:=[.F35]*[.B35]" office:value-type="currency" office:currency="USD" office:value="11.184" calcext:value-type="currency">
            <text:p>$11.1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6" office:value-type="string" calcext:value-type="string">
            <text:p>Single qty BOM cost</text:p>
          </table:table-cell>
          <table:table-cell table:style-name="ce4" table:formula="of:=SUM([.G6:.G35])" office:value-type="currency" office:currency="USD" office:value="297.675" calcext:value-type="currency">
            <text:p>$297.6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number-columns-repeated="1016"/>
        </table:table-row>
        <table:table-row table:style-name="ro4">
          <table:table-cell table:style-name="ce3" table:number-columns-repeated="3"/>
          <table:table-cell table:style-name="Default"/>
          <table:table-cell/>
          <table:table-cell table:style-name="ce5" office:value-type="string" calcext:value-type="string">
            <text:p>Single Qty BOM with printed parts</text:p>
          </table:table-cell>
          <table:table-cell table:style-name="ce7" table:formula="of:=[.G37]+['printed parts'.D20]" office:value-type="currency" office:currency="USD" office:value="340.049501333333" calcext:value-type="currency">
            <text:p>$340.05</text:p>
          </table:table-cell>
          <table:table-cell table:style-name="ce3"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8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C-BY-SA 4.0 <text:s/>2018 </text:p>
          </table:table-cell>
          <table:covered-table-cell table:number-columns-repeated="9" table:style-name="ce9"/>
          <table:table-cell table:style-name="ce9" table:number-columns-repeated="1008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table:number-columns-repeated="1006"/>
        </table:table-row>
        <table:table-row table:style-name="ro5"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LCD back</text:p>
          </table:table-cell>
          <table:table-cell table:formula="of:=([.E4]/1000)*[.$B$17]+([.G4]/60)*([.$B$14]+[.$B$15]+[.$B$16])+([.I4]/60)*[.$B$13]" office:value-type="currency" office:currency="USD" office:value="31.1833866666667" calcext:value-type="currency">
            <text:p>$31.18</text:p>
          </table:table-cell>
          <table:table-cell table:style-name="ce4" table:formula="of:=[.B4]*[.D4]" office:value-type="currency" office:currency="USD" office:value="31.1833866666667" calcext:value-type="currency">
            <text:p>$31.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E4]*[.D4]" office:value-type="float" office:value="119" calcext:value-type="float">
            <text:p>119</text:p>
          </table:table-cell>
          <table:table-cell table:formula="of:=60*10.5" office:value-type="float" office:value="630" calcext:value-type="float">
            <text:p>630</text:p>
          </table:table-cell>
          <table:table-cell table:formula="of:=[.G4]*[.D4]" office:value-type="float" office:value="630" calcext:value-type="float">
            <text:p>630</text:p>
          </table:table-cell>
          <table:table-cell table:formula="of:=10" office:value-type="float" office:value="10" calcext:value-type="float">
            <text:p>10</text:p>
          </table:table-cell>
          <table:table-cell table:formula="of:=[.I4]*[.D4]" office:value-type="float" office:value="10" calcext:value-type="float">
            <text:p>10</text:p>
          </table:table-cell>
          <table:table-cell table:style-name="ce19" table:formula="of:=[.F4]/([.G4]/60)" office:value-type="float" office:value="11.3333333333333" calcext:value-type="float">
            <text:p>11</text:p>
          </table:table-cell>
          <table:table-cell table:style-name="ce4" table:formula="of:=[.B4]/[.E4]" office:value-type="currency" office:currency="USD" office:value="0.262045266106443" calcext:value-type="currency">
            <text:p>$0.26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LCD front</text:p>
          </table:table-cell>
          <table:table-cell table:formula="of:=([.E5]/1000)*[.$B$17]+([.G5]/60)*([.$B$14]+[.$B$15]+[.$B$16])+([.I5]/60)*[.$B$13]" office:value-type="currency" office:currency="USD" office:value="7.87556" calcext:value-type="currency">
            <text:p>$7.88</text:p>
          </table:table-cell>
          <table:table-cell table:style-name="ce4" table:formula="of:=[.B5]*[.D5]" office:value-type="currency" office:currency="USD" office:value="7.87556" calcext:value-type="currency">
            <text:p>$7.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5]*[.D5]" office:value-type="float" office:value="24" calcext:value-type="float">
            <text:p>24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table:formula="of:=[.G5]*[.D5]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12.5217391304348" calcext:value-type="float">
            <text:p>13</text:p>
          </table:table-cell>
          <table:table-cell table:style-name="ce4" table:formula="of:=[.B5]/[.E5]" office:value-type="currency" office:currency="USD" office:value="0.328148333333333" calcext:value-type="currency">
            <text:p>$0.33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Keyboard back</text:p>
          </table:table-cell>
          <table:table-cell table:formula="of:=([.E6]/1000)*[.$B$17]+([.G6]/60)*([.$B$14]+[.$B$15]+[.$B$16])+([.I6]/60)*[.$B$13]" office:value-type="currency" office:currency="USD" office:value="2.59527733333333" calcext:value-type="currency">
            <text:p>$2.60</text:p>
          </table:table-cell>
          <table:table-cell table:style-name="ce4" table:formula="of:=[.B6]*[.D6]" office:value-type="currency" office:currency="USD" office:value="2.59527733333333" calcext:value-type="currency">
            <text:p>$2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]*[.D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6]*[.D6]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60" calcext:value-type="float">
            <text:p>60</text:p>
          </table:table-cell>
          <table:table-cell table:style-name="ce4" table:formula="of:=[.B6]/[.E6]" office:value-type="currency" office:currency="USD" office:value="2.59527733333333" calcext:value-type="currency">
            <text:p>$2.60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Camera insert</text:p>
          </table:table-cell>
          <table:table-cell table:formula="of:=([.E7]/1000)*[.$B$17]+([.G7]/60)*([.$B$14]+[.$B$15]+[.$B$16])+([.I7]/60)*[.$B$13]" office:value-type="currency" office:currency="USD" office:value="0.720277333333333" calcext:value-type="currency">
            <text:p>$0.72</text:p>
          </table:table-cell>
          <table:table-cell table:style-name="ce4" table:formula="of:=[.B7]*[.D7]" office:value-type="currency" office:currency="USD" office:value="0.720277333333333" calcext:value-type="currency">
            <text:p>$0.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]*[.D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7]*[.D7]" office:value-type="float" office:value="1" calcext:value-type="float">
            <text:p>1</text:p>
          </table:table-cell>
          <table:table-cell table:formula="of:=10/4" office:value-type="float" office:value="2.5" calcext:value-type="float">
            <text:p>2.5</text:p>
          </table:table-cell>
          <table:table-cell table:formula="of:=[.I7]*[.D7]" office:value-type="float" office:value="2.5" calcext:value-type="float">
            <text:p>2.5</text:p>
          </table:table-cell>
          <table:table-cell table:style-name="ce19" table:formula="of:=[.F7]/([.G7]/60)" office:value-type="float" office:value="60" calcext:value-type="float">
            <text:p>60</text:p>
          </table:table-cell>
          <table:table-cell table:style-name="ce4" table:formula="of:=[.B7]/[.E7]" office:value-type="currency" office:currency="USD" office:value="0.720277333333333" calcext:value-type="currency">
            <text:p>$0.7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7])" office:value-type="currency" office:currency="USD" office:value="42.3745013333333" calcext:value-type="currency">
            <text:p>$42.37</text:p>
          </table:table-cell>
          <table:table-cell table:style-name="ce15" table:formula="of:=SUM([.D4:.D7])" office:value-type="float" office:value="4" calcext:value-type="float">
            <text:p>4</text:p>
          </table:table-cell>
          <table:table-cell table:style-name="ce15" table:formula="of:=SUM([.E4:.E7])" office:value-type="float" office:value="145" calcext:value-type="float">
            <text:p>145</text:p>
          </table:table-cell>
          <table:table-cell table:style-name="ce15" table:formula="of:=SUM([.F4:.F7])" office:value-type="float" office:value="145" calcext:value-type="float">
            <text:p>145</text:p>
          </table:table-cell>
          <table:table-cell table:style-name="ce15" table:formula="of:=SUM([.G4:.G7])" office:value-type="float" office:value="747" calcext:value-type="float">
            <text:p>747</text:p>
          </table:table-cell>
          <table:table-cell table:style-name="ce15" table:formula="of:=SUM([.H4:.H7])" office:value-type="float" office:value="747" calcext:value-type="float">
            <text:p>747</text:p>
          </table:table-cell>
          <table:table-cell table:style-name="ce15" table:formula="of:=SUM([.I4:.I7])" office:value-type="float" office:value="32.5" calcext:value-type="float">
            <text:p>33</text:p>
          </table:table-cell>
          <table:table-cell table:style-name="ce15" table:formula="of:=SUM([.J4:.J7])" office:value-type="float" office:value="32.5" calcext:value-type="float">
            <text:p>33</text:p>
          </table:table-cell>
          <table:table-cell table:style-name="ce20"/>
          <table:table-cell table:style-name="ce22"/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7])" office:value-type="currency" office:currency="USD" office:value="10.5936253333333" calcext:value-type="currency">
            <text:p>$10.59</text:p>
          </table:table-cell>
          <table:table-cell table:style-name="ce4"/>
          <table:table-cell table:style-name="ce14" table:formula="of:=AVERAGE([.D4:.D7])" office:value-type="float" office:value="1" calcext:value-type="float">
            <text:p>1.0</text:p>
          </table:table-cell>
          <table:table-cell table:style-name="ce15" table:formula="of:=AVERAGE([.E4:.E7])" office:value-type="float" office:value="36.25" calcext:value-type="float">
            <text:p>36</text:p>
          </table:table-cell>
          <table:table-cell table:style-name="ce15" table:formula="of:=AVERAGE([.F4:.F7])" office:value-type="float" office:value="36.25" calcext:value-type="float">
            <text:p>36</text:p>
          </table:table-cell>
          <table:table-cell table:style-name="ce15" table:formula="of:=AVERAGE([.G4:.G7])" office:value-type="float" office:value="186.75" calcext:value-type="float">
            <text:p>187</text:p>
          </table:table-cell>
          <table:table-cell table:style-name="ce15" table:formula="of:=AVERAGE([.H4:.H7])" office:value-type="float" office:value="186.75" calcext:value-type="float">
            <text:p>187</text:p>
          </table:table-cell>
          <table:table-cell table:style-name="ce15" table:formula="of:=AVERAGE([.I4:.I7])" office:value-type="float" office:value="8.125" calcext:value-type="float">
            <text:p>8</text:p>
          </table:table-cell>
          <table:table-cell table:style-name="ce15" table:formula="of:=AVERAGE([.J4:.J7])" office:value-type="float" office:value="8.125" calcext:value-type="float">
            <text:p>8</text:p>
          </table:table-cell>
          <table:table-cell table:style-name="ce15" table:formula="of:=AVERAGE([.K4:.K7])" office:value-type="float" office:value="35.963768115942" calcext:value-type="float">
            <text:p>36</text:p>
          </table:table-cell>
          <table:table-cell table:style-name="ce4" table:formula="of:=AVERAGE([.L4:.L7])" office:value-type="currency" office:currency="USD" office:value="0.976437066526611" calcext:value-type="currency">
            <text:p>$0.98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08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9]/60)*[.B13]" office:value-type="currency" office:currency="USD" office:value="8.125" calcext:value-type="currency">
            <text:p>$8.13</text:p>
          </table:table-cell>
          <table:table-cell table:style-name="ce18" table:formula="of:=[.D13]/[.D$20]" office:value-type="percentage" office:value="0.191742669396526" calcext:value-type="percentage">
            <text:p>19.17%</text:p>
          </table:table-cell>
          <table:table-cell table:number-columns-repeated="5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9]/60)*[.B14]" office:value-type="currency" office:currency="USD" office:value="23.655" calcext:value-type="currency">
            <text:p>$23.66</text:p>
          </table:table-cell>
          <table:table-cell table:style-name="ce18" table:formula="of:=[.D14]/[.D$20]" office:value-type="percentage" office:value="0.558236657793825" calcext:value-type="percentage">
            <text:p>55.82%</text:p>
          </table:table-cell>
          <table:table-cell table:style-name="ce4"/>
          <table:table-cell table:number-columns-repeated="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9]/60)*[.B15]" office:value-type="currency" office:currency="USD" office:value="1.245" calcext:value-type="currency">
            <text:p>$1.25</text:p>
          </table:table-cell>
          <table:table-cell table:style-name="ce18" table:formula="of:=[.D15]/[.D$20]" office:value-type="percentage" office:value="0.0293808767259908" calcext:value-type="percentage">
            <text:p>2.9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9]/60)*[.B16]" office:value-type="currency" office:currency="USD" office:value="0.456168" calcext:value-type="currency">
            <text:p>$0.46</text:p>
          </table:table-cell>
          <table:table-cell table:style-name="ce18" table:formula="of:=[.D16]/[.D$20]" office:value-type="percentage" office:value="0.010765153232403" calcext:value-type="percentage">
            <text:p>1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ament cost (PC-max)</text:p>
          </table:table-cell>
          <table:table-cell table:formula="of:=46/0.75" office:value-type="currency" office:currency="USD" office:value="61.3333333333333" calcext:value-type="currency">
            <text:p>$61.33</text:p>
          </table:table-cell>
          <table:table-cell/>
          <table:table-cell table:style-name="ce4" table:formula="of:=([.$F$9]/1000)*[.B17]" office:value-type="currency" office:currency="USD" office:value="8.89333333333333" calcext:value-type="currency">
            <text:p>$8.89</text:p>
          </table:table-cell>
          <table:table-cell table:style-name="ce18" table:formula="of:=[.D17]/[.D20]" office:value-type="percentage" office:value="0.209874642851254" calcext:value-type="percentage">
            <text:p>20.99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3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ce4" table:formula="of:=[.D17]+[.D13]+[.D14]+[.D15]+[.D16]" office:value-type="currency" office:currency="USD" office:value="42.3745013333333" calcext:value-type="currency">
            <text:p>$42.37</text:p>
          </table:table-cell>
          <table:table-cell table:number-columns-repeated="3"/>
          <table:table-cell table:style-name="ce4"/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2"/>
        </table:table-row>
        <table:table-row table:style-name="ro1">
          <table:table-cell/>
          <table:table-cell table:style-name="ce14" table:number-columns-repeated="4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08:56:42.1168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1-25T09:58:37.871231483</dc:date>
    <meta:editing-duration>P11DT3H36M57S</meta:editing-duration>
    <meta:editing-cycles>22</meta:editing-cycles>
    <meta:generator>LibreOffice/5.2.7.2$Linux_X86_64 LibreOffice_project/20m0$Build-2</meta:generator>
    <meta:document-statistic meta:table-count="2" meta:cell-count="295" meta:object-count="0"/>
  </office:meta>
</office:document-meta>
</file>